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9b78c" officeooo:paragraph-rsid="0019b78c"/>
    </style:style>
    <style:style style:name="P4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6" style:family="paragraph" style:parent-style-name="Standard">
      <style:text-properties officeooo:rsid="001b98ab" officeooo:paragraph-rsid="001b98ab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9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10" style:family="paragraph" style:parent-style-name="Standard">
      <style:text-properties fo:font-style="normal" officeooo:rsid="00280124" officeooo:paragraph-rsid="00280124" style:font-style-asian="normal" style:font-style-complex="normal"/>
    </style:style>
    <style:style style:name="P11" style:family="paragraph" style:parent-style-name="Standard" style:list-style-name="L1">
      <style:text-properties officeooo:rsid="00001011" officeooo:paragraph-rsid="00014e0f"/>
    </style:style>
    <style:style style:name="P12" style:family="paragraph" style:parent-style-name="Standard" style:list-style-name="L1">
      <style:text-properties officeooo:rsid="00001011" officeooo:paragraph-rsid="00001011"/>
    </style:style>
    <style:style style:name="P13" style:family="paragraph" style:parent-style-name="Standard" style:list-style-name="L1">
      <style:text-properties officeooo:rsid="0006193c" officeooo:paragraph-rsid="0006193c"/>
    </style:style>
    <style:style style:name="P14" style:family="paragraph" style:parent-style-name="Standard" style:list-style-name="L1">
      <style:text-properties officeooo:rsid="00075a96" officeooo:paragraph-rsid="00075a96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rsid="0007b5d8" officeooo:paragraph-rsid="0007b5d8"/>
    </style:style>
    <style:style style:name="P17" style:family="paragraph" style:parent-style-name="Standard" style:list-style-name="L2">
      <style:text-properties officeooo:rsid="00080011" officeooo:paragraph-rsid="00080011"/>
    </style:style>
    <style:style style:name="P18" style:family="paragraph" style:parent-style-name="Standard" style:list-style-name="L2">
      <style:text-properties officeooo:rsid="00181912" officeooo:paragraph-rsid="00181912"/>
    </style:style>
    <style:style style:name="P19" style:family="paragraph" style:parent-style-name="Standard" style:list-style-name="L2">
      <style:text-properties officeooo:rsid="00183ba6" officeooo:paragraph-rsid="00183ba6"/>
    </style:style>
    <style:style style:name="P20" style:family="paragraph" style:parent-style-name="Standard" style:list-style-name="L2">
      <style:text-properties officeooo:rsid="001a2033" officeooo:paragraph-rsid="001a2033"/>
    </style:style>
    <style:style style:name="P21" style:family="paragraph" style:parent-style-name="Standard" style:list-style-name="L2">
      <style:text-properties officeooo:rsid="001b0c70" officeooo:paragraph-rsid="001b0c70"/>
    </style:style>
    <style:style style:name="P22" style:family="paragraph" style:parent-style-name="Standard" style:list-style-name="L2">
      <style:text-properties officeooo:rsid="001e2c70" officeooo:paragraph-rsid="001e2c70"/>
    </style:style>
    <style:style style:name="P23" style:family="paragraph" style:parent-style-name="Standard" style:list-style-name="L2">
      <style:text-properties officeooo:rsid="0023bbbe" officeooo:paragraph-rsid="0023bbbe"/>
    </style:style>
    <style:style style:name="P24" style:family="paragraph" style:parent-style-name="Standard" style:list-style-name="L2">
      <style:text-properties officeooo:rsid="0023fd51" officeooo:paragraph-rsid="0023fd51"/>
    </style:style>
    <style:style style:name="P25" style:family="paragraph" style:parent-style-name="Standard" style:list-style-name="L2">
      <style:text-properties officeooo:rsid="0025195d" officeooo:paragraph-rsid="0025195d"/>
    </style:style>
    <style:style style:name="P26" style:family="paragraph" style:parent-style-name="Standard" style:list-style-name="L2">
      <style:text-properties officeooo:rsid="00255f83" officeooo:paragraph-rsid="00255f83"/>
    </style:style>
    <style:style style:name="P27" style:family="paragraph" style:parent-style-name="Standard" style:list-style-name="L2">
      <style:text-properties officeooo:rsid="00266359" officeooo:paragraph-rsid="00266359"/>
    </style:style>
    <style:style style:name="P28" style:family="paragraph" style:parent-style-name="Standard" style:list-style-name="L3"/>
    <style:style style:name="P29" style:family="paragraph" style:parent-style-name="Standard" style:list-style-name="L3">
      <style:text-properties officeooo:rsid="00269d5a" officeooo:paragraph-rsid="00269d5a"/>
    </style:style>
    <style:style style:name="P30" style:family="paragraph" style:parent-style-name="Standard">
      <style:text-properties officeooo:paragraph-rsid="00280124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officeooo:rsid="00280124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43c50"/>
    </style:style>
    <style:style style:name="T8" style:family="text">
      <style:text-properties officeooo:rsid="0016811f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193e7e"/>
    </style:style>
    <style:style style:name="T11" style:family="text">
      <style:text-properties officeooo:rsid="002801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WICHTIG</text:span><text:span text:style-name="T2">:</text:span></text:p>
      <text:p text:style-name="P4">#/etc/environment </text:p>
      <text:p text:style-name="P5">PYTHONPATH=".:/home/student/.life/applications/life-exam"</text:p>
      <text:p text:style-name="P5"/>
      <text:p text:style-name="P5">.<text:span text:style-name="T11">profile</text:span></text:p>
      <text:p text:style-name="P30"># is an old EXAM running &gt; then stop it</text:p>
      <text:p text:style-name="P30">$HOME/.life/applications/life-exam/DATA/scripts/isEXAMafterReboot.sh</text:p>
      <text:p text:style-name="P10"/>
      <text:p text:style-name="P5"/>
      <text:p text:style-name="P5">beachte das eigene Verzeichnis am Beginn</text:p>
      <text:list xml:id="list3345876035" text:style-name="L1">
        <text:list-header>
          <text:p text:style-name="P8"/>
        </text:list-header>
        <text:list-item>
          <text:p text:style-name="P7">server2client <text:span text:style-name="T7">Import nicht eindeutig</text:span><text:line-break/>from <text:span text:style-name="T6">server</text:span>.server import MyServerProtocol</text:p>
          <text:p text:style-name="P11"/>
        </text:list-item>
        <text:list-item>
          <text:p text:style-name="P12">Logging System<text:line-break/>in config logger.yml Config File und logger.py zum laden des yml Files</text:p>
          <text:p text:style-name="P13"/>
        </text:list-item>
        <text:list-item>
          <text:p text:style-name="P7">Server <text:line-break/>UI Loading Log Level auf Info reduziert<text:line-break/>uic.uiparser.logger.setLevel(logging.INFO)<text:line-break/>uic.properties.logger.setLevel(logging.INFO)</text:p>
          <text:p text:style-name="P14"/>
        </text:list-item>
        <text:list-item>
          <text:p text:style-name="P14">server.py aufgesplittet in module<text:line-break/>server.resources<text:line-break/>server.ui</text:p>
          <text:p text:style-name="P14"/>
        </text:list-item>
        <text:list-item>
          <text:p text:style-name="P14">module in das Logging system aufgenommen</text:p>
        </text:list-item>
      </text:list>
      <text:p text:style-name="P1"/>
      <text:p text:style-name="P1">-----------------------------</text:p>
      <text:p text:style-name="P1"/>
      <text:list xml:id="list3069000876" text:style-name="L2">
        <text:list-item>
          <text:p text:style-name="P16">Client umgebaut</text:p>
          <text:p text:style-name="P16"/>
        </text:list-item>
        <text:list-item>
          <text:p text:style-name="P16">Chown in mutal_function so, dass server.pid NICHT verändert wird (gehört root:root)</text:p>
          <text:p text:style-name="P16"/>
        </text:list-item>
        <text:list-item>
          <text:p text:style-name="P17">Python Linter inkludiert, beginne mit linting</text:p>
        </text:list-item>
        <text:list-item>
          <text:p text:style-name="P15"><text:span text:style-name="T8">PYTHONPATH Problem laut Mailinglist (finde Link nicht mehr) in </text:span><text:span text:style-name="T1">etc</text:span><text:span text:style-name="T3">environment<text:line-break/></text:span><text:line-break/>Auszug aus Forum<text:line-break/><text:span text:style-name="T9">wisted 16.4 removed the feature of </text:span><text:span text:style-name="Source_20_Text"><text:span text:style-name="T9">twistd</text:span></text:span><text:span text:style-name="T9"> (and </text:span><text:span text:style-name="Source_20_Text"><text:span text:style-name="T9">trial</text:span></text:span><text:span text:style-name="T9"> and all other Twisted command line scripts) which caused it to add the current working directory to </text:span><text:span text:style-name="Source_20_Text"><text:span text:style-name="T9">sys.path</text:span></text:span><text:span text:style-name="T9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9">PYTHONPATH</text:span></text:span><text:span text:style-name="T9"> directly.</text:span></text:p>
          <text:p text:style-name="P15"/>
        </text:list-item>
        <text:list-item>
          <text:p text:style-name="P18">Using bash as interpreter for scripts</text:p>
        </text:list-item>
        <text:list-item>
          <text:p text:style-name="P19">kdialog has no –c<text:span text:style-name="T10">a</text:span>ption anymore &gt; deleting</text:p>
        </text:list-item>
        <text:list-item>
          <text:p text:style-name="P20">Abgabe der Dateien vom Client nur dann, wenn EXAM gestartet war</text:p>
        </text:list-item>
        <text:list-item>
          <text:p text:style-name="P20">Debug Config für Netzwerktraffic angelegt</text:p>
        </text:list-item>
        <text:list-item>
          <text:p text:style-name="P20">Server zeigt die #der Clients an</text:p>
        </text:list-item>
        <text:list-item>
          <text:p text:style-name="P20"><text:soft-page-break/>Bei der Abgabe wird mit Thread Events auf die fertige Übertragung jedes einzelnen Clients gewartet</text:p>
        </text:list-item>
        <text:list-item>
          <text:p text:style-name="P21">Reihenfolge der Apps wird im entsprechenden YAML Config File eingestellt</text:p>
        </text:list-item>
        <text:list-item>
          <text:p text:style-name="P22">Einzelne Abgabe wird im Filemanger angezeigt</text:p>
        </text:list-item>
        <text:list-item>
          <text:p text:style-name="P23">config.APP_DIRECTORY entfernt</text:p>
        </text:list-item>
        <text:list-item>
          <text:p text:style-name="P24">Working Indicator Routinen umgeschrieben</text:p>
        </text:list-item>
        <text:list-item>
          <text:p text:style-name="P24">Working Indicator hat nun Textmeldungen</text:p>
        </text:list-item>
        <text:list-item>
          <text:p text:style-name="P25">Clients haben eigene Widget Klasse</text:p>
        </text:list-item>
        <text:list-item>
          <text:p text:style-name="P25">Clients haben max. 5 Status Icons (als Stack)</text:p>
        </text:list-item>
        <text:list-item>
          <text:p text:style-name="P26">App List überarbeitet (save/load klappt nun)</text:p>
        </text:list-item>
        <text:list-item>
          <text:p text:style-name="P26">Server UI angepasst in Höhe</text:p>
        </text:list-item>
        <text:list-item>
          <text:p text:style-name="P27">Tooltip CSS</text:p>
        </text:list-item>
      </text:list>
      <text:p text:style-name="P6"/>
      <text:p text:style-name="P2"/>
      <text:p text:style-name="Standard">Offen</text:p>
      <text:list xml:id="list1424287790" text:style-name="L3">
        <text:list-item>
          <text:p text:style-name="P28">Exam starten und beenden</text:p>
        </text:list-item>
        <text:list-item>
          <text:p text:style-name="P29">Alle Icons in der Übersicht wie Druckerkonfig und C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20-01-16T09:06:26.578604314</dc:date>
    <meta:editing-duration>PT2H41M23S</meta:editing-duration>
    <meta:editing-cycles>31</meta:editing-cycles>
    <meta:document-statistic meta:table-count="0" meta:image-count="0" meta:object-count="0" meta:page-count="2" meta:paragraph-count="36" meta:word-count="334" meta:character-count="2298" meta:non-whitespace-character-count="2024"/>
  </office:meta>
</office:document-meta>
</file>